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fo:font-style="italic" style:font-size-asian="10pt" style:font-style-asian="italic" style:font-size-complex="10pt" style:font-style-complex="italic"/>
    </style:style>
    <style:style style:name="P3" style:family="paragraph" style:parent-style-name="Standard">
      <style:text-properties style:font-name="Century Gothic"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5" style:family="paragraph" style:parent-style-name="Standard">
      <style:paragraph-properties fo:margin-left="27.78mm" fo:margin-right="0mm" fo:text-indent="-13.49mm" style:auto-text-indent="false">
        <style:tab-stops/>
      </style:paragraph-properties>
      <style:text-properties style:font-name="Century Gothic" fo:font-size="10pt" style:font-size-asian="10pt" style:font-size-complex="10pt"/>
    </style:style>
    <style:style style:name="P6"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7"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style:font-name="Century Gothic" fo:font-size="10pt" style:font-size-asian="10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line-through-style="solid"/>
    </style:style>
    <style:style style:name="T3" style:family="text">
      <style:text-properties fo:language="en" fo:country="SG" style:font-name-asian="Calibri" style:language-asian="zh" style:country-asian="CN" style:font-name-complex="Courier New"/>
    </style:style>
    <style:style style:name="T4" style:family="text">
      <style:text-properties fo:language="en" fo:country="SG" style:font-name-asian="SimSun" style:language-asian="zh" style:country-asian="CN"/>
    </style:style>
    <style:style style:name="T5"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6" style:family="text">
      <style:text-properties fo:font-variant="normal" fo:text-transform="none" fo:color="#000000" fo:letter-spacing="normal" fo:language="en" fo:country="SG" fo:font-style="normal" fo:font-weight="normal" style:font-name-asian="SimSun" style:language-asian="zh" style:country-asian="CN" style:font-weight-asian="normal" style:font-name-complex="TimesNewRoman"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 V </text:p>
      <text:p text:style-name="P4">COMPANIES ACT </text:p>
      <text:p text:style-name="P4">(CHAPTER 50) </text:p>
      <text:p text:style-name="P1"><text:tab/><text:tab/><text:tab/><text:tab/><text:tab/><text:tab/><text:tab/><text:tab/> <text:s text:c="22"/>Regulation 38 (a) </text:p>
      <text:p text:style-name="P1"/>
      <text:p text:style-name="P4">COMPANIES (FILING OF DOCUMENTS) REGULATION </text:p>
      <text:p text:style-name="P1"/>
      <text:p text:style-name="P2">(If certificate is presented as an attachment) </text:p>
      <text:p text:style-name="P1"/>
      <text:p text:style-name="P1"/>
      <text:p text:style-name="P4">CERTIFICATE BY A COMPANY LIMITED BY SHARES </text:p>
      <text:p text:style-name="P4">UNDER SECTION 197(1) </text:p>
      <text:p text:style-name="P1"/>
      <text:p text:style-name="P1"/>
      <text:p text:style-name="P3">Name of Company<text:tab/> <text:s text:c="3"/><text:tab/>: <text:s text:c="2"/><text:span text:style-name="T3"><text:placeholder text:placeholder-type="text">&lt;o.name&gt;</text:placeholder></text:span> </text:p>
      <text:p text:style-name="P3"/>
      <text:p text:style-name="P3">Registration Number <text:s text:c="6"/><text:tab/>: <text:s text:c="2"/><text:span text:style-name="T4"><text:placeholder text:placeholder-type="text">&lt;o.uen&gt;</text:placeholder></text:span> </text:p>
      <text:p text:style-name="P3"/>
      <text:p text:style-name="P3">Financial Period Ended <text:s/><text:tab/>: <text:s text:c="2"/><text:placeholder text:placeholder-type="text">&lt;convert_date_d_m_Y(o.fs_start_date)&gt;</text:placeholder> TO <text:placeholder text:placeholder-type="text">&lt;convert_date_d_m_Y(o.fs_end_date)&gt;</text:placeholder> </text:p>
      <text:p text:style-name="P1"/>
      <text:p text:style-name="P1"/>
      <text:p text:style-name="P1">I, the under-mentioned Officer of the above-mentioned Company hereby certify that :- </text:p>
      <text:p text:style-name="P1"/>
      <text:p text:style-name="P5">(a)<text:tab/>I have verified that the summary of return by the Company having a share Capital of the Company in the records of the Registry of Companies is accurate and up to date as at ________________(date must not be earlier than 14 days prior to the lodgement of annual return); </text:p>
      <text:p text:style-name="P1"/>
      <text:p text:style-name="P5">(b)<text:tab/>I have made an inspection of the share register and confirm that transfers *have/<text:span text:style-name="T2">have not</text:span> been registered / <text:span text:style-name="T2">have not taken place</text:span> since the date of *t<text:span text:style-name="T2">he last annual return</text:span> / the incorporation of the Company; </text:p>
      <text:p text:style-name="P5"/>
      <text:p text:style-name="P5">* (c)<text:tab/>the Company being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5"/>
      <text:p text:style-name="P5">(d)<text:tab/>the financial statements have been prepared in accordance with Part VI of the Companies Act and where applicable, the partial financial information in XBRL format or information in the financial highlights stated herein is accurate. </text:p>
      <text:p text:style-name="P1"/>
      <text:p text:style-name="P6"/>
      <text:p text:style-name="P1"/>
      <text:p text:style-name="P1"/>
      <text:p text:style-name="P1">________________________________________ </text:p>
      <text:p text:style-name="P1">Name and Signature of Officer </text:p>
      <text:p text:style-name="P1"><text:span text:style-name="T6"><text:placeholder text:placeholder-type="text">&lt;get_director1(o.id)['name']&gt;</text:placeholder></text:span> </text:p>
      <text:p text:style-name="P1"/>
      <text:p text:style-name="P1">Designation in the above-named Company : * Director / Secretary </text:p>
      <text:p text:style-name="P1"/>
      <text:p text:style-name="P1">*NRIC/<text:span text:style-name="T2">Passport</text:span> Number : <text:span text:style-name="T6"><text:placeholder text:placeholder-type="text">&lt;get_director1(o.id)['nric']&gt;</text:placeholder></text:span></text:p>
      <text:p text:style-name="P7"/>
      <text:p text:style-name="P1">Date : <text:span text:style-name="T4"><text:placeholder text:placeholder-type="text">&lt;get_datenow()&gt;</text:placeholder></text:span></text:p>
      <text:p text:style-name="P1"/>
      <text:p text:style-name="P1">*<text:span text:style-name="T1"> Delete whichever is inapplic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1T21:06:06</meta:creation-date>
    <dc:date>2015-12-17T08:25:34</dc:date>
    <dc:creator>phung11764 </dc:creator>
    <meta:editing-duration>PT1M12S</meta:editing-duration>
    <meta:editing-cycles>17</meta:editing-cycles>
    <meta:generator>LibreOffice/3.5$Linux_X86_64 LibreOffice_project/350m1$Build-2</meta:generator>
    <meta:document-statistic meta:table-count="0" meta:image-count="0" meta:object-count="0" meta:page-count="1" meta:paragraph-count="23" meta:word-count="281" meta:character-count="1875" meta:non-whitespace-character-count="1546"/>
  </office:meta>
</office:document-meta>
</file>